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10000023339FA1920A843AEC6.png" manifest:media-type="image/png"/>
  <manifest:file-entry manifest:full-path="Pictures/100002010000038C000002231F3B032A249CBA41.png" manifest:media-type="image/png"/>
  <manifest:file-entry manifest:full-path="Pictures/100002010000038D0000022B6DA295B8524E07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c7b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55cm" svg:y="0cm" svg:width="8.183cm" svg:height="4.93cm" draw:z-index="2"><draw:image xlink:href="Pictures/100002010000038C000002231F3B032A249CBA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046cm" svg:y="0.635cm" svg:width="8.08cm" svg:height="4.934cm" draw:z-index="0"><draw:image xlink:href="Pictures/100002010000038D0000022B6DA295B8524E076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196cm" svg:y="0cm" svg:width="7.959cm" svg:height="4.995cm" draw:z-index="1"><draw:image xlink:href="Pictures/10000201000003810000023339FA1920A843AEC6.png" xlink:type="simple" xlink:show="embed" xlink:actuate="onLoad" loext:mime-type="image/png"/></draw:frame><text:s text:c="7"/><text:span text:style-name="T1">x=-0.56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0:56:19.325315202</meta:creation-date>
    <dc:date>2020-03-22T14:34:31.707127788</dc:date>
    <meta:editing-duration>PT3H38M12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1" meta:word-count="1" meta:character-count="15" meta:non-whitespace-character-count="8"/>
  </office:meta>
</office:document-meta>
</file>